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Preformatted_20_Text">
      <style:text-properties officeooo:rsid="00005988" officeooo:paragraph-rsid="00005988"/>
    </style:style>
    <style:style style:name="P2" style:family="paragraph" style:parent-style-name="Preformatted_20_Text">
      <style:text-properties fo:font-weight="bold" officeooo:rsid="00010bf8" officeooo:paragraph-rsid="00010bf8" style:font-weight-asian="bold" style:font-weight-complex="bold"/>
    </style:style>
    <style:style style:name="P3" style:family="paragraph" style:parent-style-name="Preformatted_20_Text">
      <style:text-properties fo:font-weight="normal" officeooo:rsid="00010bf8" officeooo:paragraph-rsid="00010bf8" style:font-weight-asian="normal" style:font-weight-complex="normal"/>
    </style:style>
    <style:style style:name="P4" style:family="paragraph" style:parent-style-name="Text_20_body">
      <style:text-properties style:font-name="Arial" officeooo:rsid="00005988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apcentral.collegeboard.com/apc/public/courses/teachers_corner/222163.html" text:style-name="Internet_20_link" text:visited-style-name="Visited_20_Internet_20_Link"><text:span text:style-name="T1">http://apcentral.collegeboard.com/apc/public/courses/teachers_corner/222163.html</text:span></text:a></text:p>
      <text:p text:style-name="P1"/>
      <text:p text:style-name="P2"><text:a xlink:type="simple" xlink:href="https://www.dropbox.com/sh/t3n5lrfdo0f7v00/AACjT7Zl-of2KcrnaQy94ZxYa" text:style-name="Internet_20_link" text:visited-style-name="Visited_20_Internet_20_Link"><text:span text:style-name="T1">https://www.dropbox.com/sh/t3n5lrfdo0f7v00/AACjT7Zl-of2KcrnaQy94ZxYa</text:span></text:a></text:p>
      <text:p text:style-name="P2"/>
      <text:p text:style-name="P3"><text:a xlink:type="simple" xlink:href="http://www.skylit.com/beprepared/fr2009.html" text:style-name="Internet_20_link" text:visited-style-name="Visited_20_Internet_20_Link"><text:span text:style-name="T1">http://www.skylit.com/beprepared/fr2009.html</text:span></text:a></text:p>
      <text:p text:style-name="P3"/>
      <text:p text:style-name="P3"><text:a xlink:type="simple" xlink:href="http://apcentral.collegeboard.com/apc/public/exam/exam_information/2000.html" text:style-name="Internet_20_link" text:visited-style-name="Visited_20_Internet_20_Link"><text:span text:style-name="T1">http://apcentral.collegeboard.com/apc/public/exam/exam_information/2000.html</text:span></text:a></text:p>
      <text:p text:style-name="P3"/>
      <text:p text:style-name="P3"><text:a xlink:type="simple" xlink:href="http://mrmonline.org/site/ap-cs-2013-2014/" text:style-name="Internet_20_link" text:visited-style-name="Visited_20_Internet_20_Link"><text:span text:style-name="T1">http://mrmonline.org/site/ap-cs-2013-2014/</text:span></text:a></text:p>
      <text:p text:style-name="P3"><text:span text:style-name="T1"/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0T21:23:35.901215308</dc:date>
    <meta:editing-duration>PT1M58S</meta:editing-duration>
    <meta:editing-cycles>2</meta:editing-cycles>
    <meta:generator>LibreOffice/4.3.1.2$Linux_X86_64 LibreOffice_project/430m0$Build-2</meta:generator>
    <meta:document-statistic meta:table-count="0" meta:image-count="0" meta:object-count="0" meta:page-count="1" meta:paragraph-count="6" meta:word-count="5" meta:character-count="311" meta:non-whitespace-character-count="310"/>
  </office:meta>
</office:document-meta>
</file>